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5ba4" officeooo:paragraph-rsid="00015b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name is yaya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ky </meta:initial-creator>
    <meta:creation-date>2016-02-19T18:33:26.830653119</meta:creation-date>
    <dc:date>2016-02-19T18:33:53.009688856</dc:date>
    <dc:creator>vicky </dc:creator>
    <meta:editing-duration>PT26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5.0.3.2$Linux_x86 LibreOffice_project/00m0$Build-2</meta:generator>
  </office:meta>
</office:document-meta>
</file>